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cm" fo:min-width="3.55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1.34cm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05cm" svg:height="1.55cm" svg:x="3.05cm" svg:y="4.45cm">
          <text:p text:style-name="P1">hum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05cm" svg:height="1.55cm" svg:x="12.35cm" svg:y="4.45cm">
          <text:p text:style-name="P1">accou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05cm" svg:height="1.55cm" svg:x="21.45cm" svg:y="4.45cm">
          <text:p text:style-name="P1">transf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cm" svg:height="1.4cm" svg:x="2.75cm" svg:y="1.5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6cm" svg:height="1.4cm" svg:x="5.55cm" svg:y="2.55cm">
          <text:p text:style-name="P3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6cm" svg:height="1.4cm" svg:x="0.75cm" svg:y="3.15cm">
          <text:p text:style-name="P3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6cm" svg:height="1.4cm" svg:x="0.4cm" svg:y="6.3cm">
          <text:p text:style-name="P3"><text:span text:style-name="T2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6cm" svg:height="1.4cm" svg:x="3.5cm" svg:y="7.05cm">
          <text:p text:style-name="P3"><text:span text:style-name="T2">righ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6cm" svg:height="1.4cm" svg:x="6.55cm" svg:y="6.5cm">
          <text:p text:style-name="P3"><text:span text:style-name="T2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.6cm" svg:height="1.4cm" svg:x="10.75cm" svg:y="2.4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6cm" svg:height="1.4cm" svg:x="14.5cm" svg:y="2.25cm">
          <text:p text:style-name="P3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6cm" svg:height="1.4cm" svg:x="15.05cm" svg:y="6.7cm">
          <text:p text:style-name="P3"><text:span text:style-name="T2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cm" svg:height="1.4cm" svg:x="11.45cm" svg:y="6.7cm">
          <text:p text:style-name="P3"><text:span text:style-name="T2">bal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2.6cm" svg:height="1.4cm" svg:x="19.85cm" svg:y="2.4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2.6cm" svg:height="1.4cm" svg:x="23cm" svg:y="1.4cm">
          <text:p text:style-name="P3"><text:span text:style-name="T2">transfer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6" draw:id="id16" draw:layer="layout" svg:width="2.6cm" svg:height="1.4cm" svg:x="25.35cm" svg:y="3.1cm">
          <text:p text:style-name="P3"><text:span text:style-name="T2">amou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4.97cm" svg:y1="2.745cm" svg:x2="5.075cm" svg:y2="4.45cm" draw:start-shape="id1" draw:start-glue-point="9" draw:end-shape="id2" draw:end-glue-point="0" svg:d="M4970 2745l105 1705" svg:viewBox="0 0 106 1706">
          <text:p/>
        </draw:connector>
        <draw:connector draw:style-name="gr3" draw:text-style-name="P4" draw:layer="layout" draw:type="line" svg:x1="3.35cm" svg:y1="3.85cm" svg:x2="5.075cm" svg:y2="4.45cm" draw:start-shape="id3" draw:start-glue-point="10" draw:end-shape="id2" draw:end-glue-point="0" svg:d="M3350 3850l1725 600" svg:viewBox="0 0 1726 601">
          <text:p/>
        </draw:connector>
        <draw:connector draw:style-name="gr3" draw:text-style-name="P4" draw:layer="layout" draw:type="line" svg:x1="2.62cm" svg:y1="6.505cm" svg:x2="5.075cm" svg:y2="6cm" draw:start-shape="id4" draw:start-glue-point="11" draw:end-shape="id2" draw:end-glue-point="2" svg:d="M2620 6505l2455-505" svg:viewBox="0 0 2456 506">
          <text:p/>
        </draw:connector>
        <draw:connector draw:style-name="gr3" draw:text-style-name="P4" draw:layer="layout" draw:type="line" svg:x1="4.8cm" svg:y1="7.05cm" svg:x2="5.075cm" svg:y2="6cm" draw:start-shape="id5" draw:end-shape="id2" svg:d="M4800 7050l275-1050" svg:viewBox="0 0 276 1051">
          <text:p/>
        </draw:connector>
        <draw:connector draw:style-name="gr3" draw:text-style-name="P4" draw:layer="layout" draw:type="line" svg:x1="7.85cm" svg:y1="6.5cm" svg:x2="5.075cm" svg:y2="6cm" draw:start-shape="id6" draw:start-glue-point="4" draw:end-shape="id2" draw:end-glue-point="2" svg:d="M7850 6500l-2775-500" svg:viewBox="0 0 2776 501">
          <text:p/>
        </draw:connector>
        <draw:connector draw:style-name="gr3" draw:text-style-name="P4" draw:layer="layout" draw:type="line" svg:x1="6.85cm" svg:y1="3.95cm" svg:x2="5.075cm" svg:y2="4.45cm" draw:start-shape="id7" draw:start-glue-point="8" draw:end-shape="id2" draw:end-glue-point="0" svg:d="M6850 3950l-1775 500" svg:viewBox="0 0 1776 501">
          <text:p/>
        </draw:connector>
        <draw:connector draw:style-name="gr3" draw:text-style-name="P4" draw:layer="layout" draw:type="line" svg:x1="7.1cm" svg:y1="5.225cm" svg:x2="12.35cm" svg:y2="5.225cm" draw:start-shape="id2" draw:start-glue-point="1" draw:end-shape="id8" draw:end-glue-point="3" svg:d="M7100 5225h5250" svg:viewBox="0 0 5251 1">
          <text:p/>
        </draw:connector>
        <draw:connector draw:style-name="gr3" draw:text-style-name="P4" draw:layer="layout" draw:type="line" svg:x1="12.97cm" svg:y1="3.645cm" svg:x2="14.375cm" svg:y2="4.45cm" draw:start-shape="id9" draw:start-glue-point="9" draw:end-shape="id8" draw:end-glue-point="0" svg:d="M12970 3645l1405 805" svg:viewBox="0 0 1406 806">
          <text:p/>
        </draw:connector>
        <draw:connector draw:style-name="gr3" draw:text-style-name="P4" draw:layer="layout" draw:type="line" svg:x1="15.8cm" svg:y1="3.65cm" svg:x2="14.375cm" svg:y2="4.45cm" draw:start-shape="id10" draw:start-glue-point="8" draw:end-shape="id8" draw:end-glue-point="0" svg:d="M15800 3650l-1425 800" svg:viewBox="0 0 1426 801">
          <text:p/>
        </draw:connector>
        <draw:connector draw:style-name="gr3" draw:text-style-name="P4" draw:layer="layout" draw:type="line" svg:x1="16.35cm" svg:y1="6.7cm" svg:x2="14.375cm" svg:y2="6cm" draw:start-shape="id11" draw:start-glue-point="4" draw:end-shape="id8" draw:end-glue-point="2" svg:d="M16350 6700l-1975-700" svg:viewBox="0 0 1976 701">
          <text:p/>
        </draw:connector>
        <draw:connector draw:style-name="gr3" draw:text-style-name="P4" draw:layer="layout" draw:type="line" svg:x1="12.75cm" svg:y1="6.7cm" svg:x2="14.375cm" svg:y2="6cm" draw:start-shape="id12" draw:start-glue-point="4" draw:end-shape="id8" draw:end-glue-point="2" svg:d="M12750 6700l1625-700" svg:viewBox="0 0 1626 701">
          <text:p/>
        </draw:connector>
        <draw:connector draw:style-name="gr3" draw:text-style-name="P4" draw:layer="layout" draw:type="line" svg:x1="16.4cm" svg:y1="5.225cm" svg:x2="21.45cm" svg:y2="5.225cm" draw:start-shape="id8" draw:start-glue-point="1" draw:end-shape="id13" draw:end-glue-point="3" svg:d="M16400 5225h5050" svg:viewBox="0 0 5051 1">
          <text:p/>
        </draw:connector>
        <draw:connector draw:style-name="gr3" draw:text-style-name="P4" draw:layer="layout" draw:type="line" svg:x1="21.15cm" svg:y1="3.85cm" svg:x2="23.475cm" svg:y2="4.45cm" draw:start-shape="id14" draw:start-glue-point="8" draw:end-shape="id13" draw:end-glue-point="0" svg:d="M21150 3850l2325 600" svg:viewBox="0 0 2326 601">
          <text:p/>
        </draw:connector>
        <draw:connector draw:style-name="gr3" draw:text-style-name="P4" draw:layer="layout" draw:type="line" svg:x1="24.3cm" svg:y1="2.8cm" svg:x2="23.475cm" svg:y2="4.45cm" draw:start-shape="id15" draw:start-glue-point="8" draw:end-shape="id13" draw:end-glue-point="0" svg:d="M24300 2800l-825 1650" svg:viewBox="0 0 826 1651">
          <text:p/>
        </draw:connector>
        <draw:connector draw:style-name="gr3" draw:text-style-name="P4" draw:layer="layout" draw:type="line" svg:x1="25.35cm" svg:y1="3.8cm" svg:x2="23.475cm" svg:y2="4.45cm" draw:start-shape="id16" draw:start-glue-point="6" draw:end-shape="id13" draw:end-glue-point="0" svg:d="M25350 3800l-1875 650" svg:viewBox="0 0 187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2:41:35.111000000</meta:creation-date>
    <dc:date>2019-04-06T12:54:16.855000000</dc:date>
    <meta:editing-duration>PT2M41S</meta:editing-duration>
    <meta:editing-cycles>1</meta:editing-cycles>
    <meta:document-statistic meta:object-count="31"/>
    <meta:generator>LibreOffice/6.2.1.2$Windows_X86_64 LibreOffice_project/7bcb35dc3024a62dea0caee87020152d1ee96e71</meta:generator>
  </office:meta>
</office:document-meta>
</file>